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onsolas" svg:font-family="Consolas, 'Courier New', monospace"/>
    <style:font-face style:name="Mangal1" svg:font-family="Mangal"/>
    <style:font-face style:name="Marianne" svg:font-family="Marianne,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45812" officeooo:paragraph-rsid="00045812"/>
    </style:style>
    <style:style style:name="P2" style:family="paragraph" style:parent-style-name="Standard">
      <style:text-properties officeooo:rsid="0006de79" officeooo:paragraph-rsid="0006de79"/>
    </style:style>
    <style:style style:name="P3" style:family="paragraph" style:parent-style-name="Standard">
      <style:text-properties officeooo:rsid="0008995a" officeooo:paragraph-rsid="0008995a"/>
    </style:style>
    <style:style style:name="P4" style:family="paragraph" style:parent-style-name="Standard">
      <style:text-properties officeooo:rsid="000a375a" officeooo:paragraph-rsid="000a375a"/>
    </style:style>
    <style:style style:name="P5" style:family="paragraph" style:parent-style-name="Standard">
      <style:text-properties officeooo:rsid="000b6943" officeooo:paragraph-rsid="000b6943"/>
    </style:style>
    <style:style style:name="P6" style:family="paragraph" style:parent-style-name="Standard">
      <style:text-properties officeooo:rsid="000c6921" officeooo:paragraph-rsid="000b6943"/>
    </style:style>
    <style:style style:name="P7" style:family="paragraph" style:parent-style-name="Standard">
      <style:text-properties officeooo:rsid="000c6921" officeooo:paragraph-rsid="000c6921"/>
    </style:style>
    <style:style style:name="P8" style:family="paragraph" style:parent-style-name="Standard">
      <style:text-properties officeooo:rsid="000fd794" officeooo:paragraph-rsid="000fd794"/>
    </style:style>
    <style:style style:name="P9" style:family="paragraph" style:parent-style-name="Standard">
      <style:paragraph-properties style:line-height-at-least="0.503cm"/>
      <style:text-properties fo:color="#bbbbbb" loext:opacity="100%" style:font-name="Consolas" fo:font-size="10.5pt" fo:font-weight="normal" fo:background-color="#262335"/>
    </style:style>
    <style:style style:name="P10" style:family="paragraph" style:parent-style-name="Standard">
      <style:text-properties fo:color="#bbbbbb" loext:opacity="100%" style:font-name="Consolas" fo:font-size="10.5pt" fo:font-weight="normal" officeooo:rsid="000fd794" officeooo:paragraph-rsid="000fd794" fo:background-color="#262335"/>
    </style:style>
    <style:style style:name="P11" style:family="paragraph" style:parent-style-name="Standard">
      <style:paragraph-properties style:line-height-at-least="0.503cm"/>
      <style:text-properties fo:color="#bbbbbb" loext:opacity="100%" style:font-name="Consolas" fo:font-size="10.5pt" fo:font-weight="normal" officeooo:rsid="001055c9" officeooo:paragraph-rsid="001055c9" fo:background-color="#262335"/>
    </style:style>
    <style:style style:name="P12" style:family="paragraph" style:parent-style-name="Standard">
      <style:paragraph-properties style:line-height-at-least="0.503cm"/>
      <style:text-properties fo:color="#bbbbbb" loext:opacity="100%" style:font-name="Consolas" fo:font-size="10.5pt" fo:font-weight="normal" officeooo:rsid="001339c7" officeooo:paragraph-rsid="001339c7" fo:background-color="#262335"/>
    </style:style>
    <style:style style:name="P13" style:family="paragraph" style:parent-style-name="Standard">
      <style:paragraph-properties style:line-height-at-least="0.503cm"/>
      <style:text-properties fo:color="#bbbbbb" loext:opacity="100%" fo:background-color="#262335"/>
    </style:style>
    <style:style style:name="P14" style:family="paragraph" style:parent-style-name="Standard">
      <style:text-properties officeooo:rsid="000fef40" officeooo:paragraph-rsid="000fef40"/>
    </style:style>
    <style:style style:name="P15" style:family="paragraph" style:parent-style-name="Standard">
      <style:paragraph-properties fo:break-before="page"/>
      <style:text-properties officeooo:rsid="000fd794" officeooo:paragraph-rsid="000fd794"/>
    </style:style>
    <style:style style:name="P16" style:family="paragraph" style:parent-style-name="Text_20_body">
      <style:text-properties fo:font-variant="normal" fo:text-transform="none" fo:color="#232323" loext:opacity="100%" style:font-name="Marianne" fo:font-size="12pt" fo:letter-spacing="normal" fo:font-style="normal" fo:font-weight="normal" officeooo:rsid="0006de79" officeooo:paragraph-rsid="0006de79"/>
    </style:style>
    <style:style style:name="P17" style:family="paragraph" style:parent-style-name="Text_20_body">
      <style:paragraph-properties fo:margin-left="0cm" fo:margin-right="0cm" fo:orphans="2" fo:widows="2" fo:text-indent="0cm" style:auto-text-indent="false"/>
      <style:text-properties fo:font-variant="normal" fo:text-transform="none" fo:color="#232323" loext:opacity="100%" style:font-name="Marianne" fo:font-size="12pt" fo:letter-spacing="normal" fo:font-style="normal" fo:font-weight="normal"/>
    </style:style>
    <style:style style:name="T1" style:family="text">
      <style:text-properties officeooo:rsid="0005744e"/>
    </style:style>
    <style:style style:name="T2" style:family="text">
      <style:text-properties officeooo:rsid="000c6921"/>
    </style:style>
    <style:style style:name="T3" style:family="text">
      <style:text-properties officeooo:rsid="000d821c"/>
    </style:style>
    <style:style style:name="T4" style:family="text">
      <style:text-properties fo:color="#ff8b39" loext:opacity="100%"/>
    </style:style>
    <style:style style:name="T5" style:family="text">
      <style:text-properties fo:color="#ff8b39" loext:opacity="100%" style:font-name="Consolas" fo:font-size="10.5pt" fo:font-weight="normal"/>
    </style:style>
    <style:style style:name="T6" style:family="text">
      <style:text-properties fo:color="#ff8b39" loext:opacity="100%" officeooo:rsid="001055c9"/>
    </style:style>
    <style:style style:name="T7" style:family="text">
      <style:text-properties fo:color="#ff7edb" loext:opacity="100%"/>
    </style:style>
    <style:style style:name="T8" style:family="text">
      <style:text-properties fo:color="#ff7edb" loext:opacity="100%" style:font-name="Consolas" fo:font-size="10.5pt" fo:font-weight="normal"/>
    </style:style>
    <style:style style:name="T9" style:family="text">
      <style:text-properties fo:color="#ff7edb" loext:opacity="100%" officeooo:rsid="001055c9"/>
    </style:style>
    <style:style style:name="T10" style:family="text">
      <style:text-properties fo:color="#f97e72" loext:opacity="1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x2</text:p>
      <text:p text:style-name="P1">pour le séprateur1 inconnu c’est un point virgule</text:p>
      <text:p text:style-name="P1">→ <text:span text:style-name="T1">est le séparateur inconnu 2 </text:span><text:span text:style-name="T3">[tab]</text:span></text:p>
      <text:p text:style-name="P2">ex 3 </text:p>
      <text:p text:style-name="P16">Les données ouvertes, ou open data sont des données numériques produites par les acteurs publics (ministère, collectivité ou établissement public, etc.), mais aussi par des acteurs privés (entreprise, association, citoyen, etc.).</text:p>
      <text:p text:style-name="P17">Ces données sont diffusées de manière structurée selon une licence ouverte garantissant leur libre accès et leur réutilisation par tous, sans restriction technique, juridique ou financière.</text:p>
      <text:p text:style-name="P17">Les données ouvertes portent sur des sujets très divers. Il peut s’agir, par exemple, de données géographiques, financières, de transport, de santé publique ou encore d’environnement.</text:p>
      <text:p text:style-name="P3">II</text:p>
      <text:p text:style-name="P3">list[0]</text:p>
      <text:p text:style-name="P3">['Fédération', 'Discipline', 'Epreuve', 'NOM', 'Prénom', 'Sexe', 'MEDAILLE(S)', 'Année', 'Olympique/paralympique']</text:p>
      <text:p text:style-name="P3">list[0][3]</text:p>
      <text:p text:style-name="P3">NOM</text:p>
      <text:p text:style-name="P4">list[2][3]</text:p>
      <text:p text:style-name="P4"/>
      <text:p text:style-name="P5">on doit connaître l’<text:span text:style-name="T2">index</text:span></text:p>
      <text:p text:style-name="P6"/>
      <text:p text:style-name="P7">a) Que retourne liste_medailles_dict[0]['Epreuve'] ?</text:p>
      <text:p text:style-name="P7">b) Que doit retourner liste_medailles_dict[7]['MEDAILLE(S)'] ?</text:p>
      <text:p text:style-name="P7">c) Que doit retourner liste_medailles_dict[39]['Olympique/paralympique'] ?</text:p>
      <text:p text:style-name="P7">3000m steeple homme</text:p>
      <text:p text:style-name="P7">Argent</text:p>
      <text:p text:style-name="P7">Paralympique</text:p>
      <text:p text:style-name="P7"/>
      <text:p text:style-name="P8">doublon jol double</text:p>
      <text:p text:style-name="P8">[['BASKET BALL', 'Basket-ball', 'Tournoi féminin', 'DUMERC ', 'Céline ', 'F', 'Argent', '2012', 'Olympique'], ['BASKET BALL', 'Basket-ball', 'Tournoi féminin', 'DUMERC ', 'Céline ', 'F', 'Argent', '2012', 'Olympique'], ['Ski', 'Biathlon', 'Départ en ligne homme', 'FOURCADE', 'Martin', 'M', 'Argent', '2014', 'Olympique']]</text:p>
      <text:p text:style-name="P8"/>
      <text:p text:style-name="P8"/>
      <text:p text:style-name="P14">medail par dicipline</text:p>
      <text:p text:style-name="P15"/>
      <text:p text:style-name="P10"><text:span text:style-name="T4">'Athlétisme'</text:span><text:span text:style-name="T7">: {</text:span><text:span text:style-name="T4">'Or'</text:span><text:span text:style-name="T7">: </text:span><text:span text:style-name="T10">1</text:span><text:span text:style-name="T7">, </text:span><text:span text:style-name="T4">'Argent'</text:span><text:span text:style-name="T7">: </text:span><text:span text:style-name="T10">1</text:span><text:span text:style-name="T7">, </text:span><text:span text:style-name="T4">'Bronze'</text:span><text:span text:style-name="T7">: </text:span><text:span text:style-name="T10">0</text:span><text:span text:style-name="T7">}, </text:span></text:p>
      <text:p text:style-name="P9"><text:span text:style-name="T4">'BASKET BALL'</text:span><text:span text:style-name="T7">: {</text:span><text:span text:style-name="T4">'Or'</text:span><text:span text:style-name="T7">: </text:span><text:span text:style-name="T10">0</text:span><text:span text:style-name="T7">, </text:span><text:span text:style-name="T4">'Argent'</text:span><text:span text:style-name="T7">: </text:span><text:span text:style-name="T10">14</text:span><text:span text:style-name="T7">, </text:span><text:span text:style-name="T4">'Bronze'</text:span><text:span text:style-name="T7">: </text:span><text:span text:style-name="T10">0</text:span><text:span text:style-name="T7">}, </text:span></text:p>
      <text:p text:style-name="P9"><text:span text:style-name="T4">'Canoë-Kayak'</text:span><text:span text:style-name="T7">: {</text:span><text:span text:style-name="T4">'Or'</text:span><text:span text:style-name="T7">: </text:span><text:span text:style-name="T10">2</text:span><text:span text:style-name="T7">, </text:span><text:span text:style-name="T4">'Argent'</text:span><text:span text:style-name="T7">: </text:span><text:span text:style-name="T10">0</text:span><text:span text:style-name="T7">, </text:span><text:span text:style-name="T4">'Bronze'</text:span><text:span text:style-name="T7">: </text:span><text:span text:style-name="T10">0</text:span><text:span text:style-name="T7">}, </text:span></text:p>
      <text:p text:style-name="P9"><text:span text:style-name="T4">'Cyclisme'</text:span><text:span text:style-name="T7">: {</text:span><text:span text:style-name="T4">'Or'</text:span><text:span text:style-name="T7">: </text:span><text:span text:style-name="T10">1</text:span><text:span text:style-name="T7">, </text:span><text:span text:style-name="T4">'Argent'</text:span><text:span text:style-name="T7">: </text:span><text:span text:style-name="T10">5</text:span><text:span text:style-name="T7">, </text:span><text:span text:style-name="T4">'Bronze'</text:span><text:span text:style-name="T7">: </text:span><text:span text:style-name="T10">0</text:span><text:span text:style-name="T7">}, </text:span></text:p>
      <text:p text:style-name="P9"><text:span text:style-name="T4">'Gymnastique'</text:span><text:span text:style-name="T7">: {</text:span><text:span text:style-name="T4">'Or'</text:span><text:span text:style-name="T7">: </text:span><text:span text:style-name="T10">0</text:span><text:span text:style-name="T7">, </text:span><text:span text:style-name="T4">'Argent'</text:span><text:span text:style-name="T7">: </text:span><text:span text:style-name="T10">0</text:span><text:span text:style-name="T7">, </text:span><text:span text:style-name="T4">'Bronze'</text:span><text:span text:style-name="T7">: </text:span><text:span text:style-name="T10">1</text:span><text:span text:style-name="T7">}, </text:span></text:p>
      <text:p text:style-name="P9"><text:span text:style-name="T4">'HAND BALL'</text:span><text:span text:style-name="T7">: {</text:span><text:span text:style-name="T4">'Or'</text:span><text:span text:style-name="T7">: </text:span><text:span text:style-name="T10">15</text:span><text:span text:style-name="T7">, </text:span><text:span text:style-name="T4">'Argent'</text:span><text:span text:style-name="T7">: </text:span><text:span text:style-name="T10">0</text:span><text:span text:style-name="T7">, </text:span><text:span text:style-name="T4">'Bronze'</text:span><text:span text:style-name="T7">: </text:span><text:span text:style-name="T10">0</text:span><text:span text:style-name="T7">}, </text:span></text:p>
      <text:p text:style-name="P9"><text:span text:style-name="T4">'Handisport'</text:span><text:span text:style-name="T7">: {</text:span><text:span text:style-name="T4">'Or'</text:span><text:span text:style-name="T7">: </text:span><text:span text:style-name="T10">14</text:span><text:span text:style-name="T7">, </text:span><text:span text:style-name="T4">'Argent'</text:span><text:span text:style-name="T7">: </text:span><text:span text:style-name="T10">37</text:span><text:span text:style-name="T7">, </text:span><text:span text:style-name="T4">'Bronze'</text:span><text:span text:style-name="T7">: </text:span><text:span text:style-name="T10">32</text:span><text:span text:style-name="T7">}, </text:span></text:p>
      <text:p text:style-name="P9"><text:span text:style-name="T4">'Judo-Jujitsu Kendo et Disciplines Associées'</text:span><text:span text:style-name="T7">: {</text:span><text:span text:style-name="T4">'Or'</text:span><text:span text:style-name="T7">: </text:span><text:span text:style-name="T10">2</text:span><text:span text:style-name="T7">, </text:span><text:span text:style-name="T4">'Argent'</text:span><text:span text:style-name="T7">: </text:span><text:span text:style-name="T10">0</text:span><text:span text:style-name="T7">, </text:span><text:span text:style-name="T4">'Bronze'</text:span><text:span text:style-name="T7">: </text:span><text:span text:style-name="T10">5</text:span><text:span text:style-name="T7">}, </text:span></text:p>
      <text:p text:style-name="P9"><text:span text:style-name="T4">'Lutte'</text:span><text:span text:style-name="T7">: {</text:span><text:span text:style-name="T4">'Or'</text:span><text:span text:style-name="T7">: </text:span><text:span text:style-name="T10">0</text:span><text:span text:style-name="T7">, </text:span><text:span text:style-name="T4">'Argent'</text:span><text:span text:style-name="T7">: </text:span><text:span text:style-name="T10">0</text:span><text:span text:style-name="T7">, </text:span><text:span text:style-name="T4">'Bronze'</text:span><text:span text:style-name="T7">: </text:span><text:span text:style-name="T10">1</text:span><text:span text:style-name="T7">}, </text:span></text:p>
      <text:p text:style-name="P9"><text:span text:style-name="T4">'Natation'</text:span><text:span text:style-name="T7">: {</text:span><text:span text:style-name="T4">'Or'</text:span><text:span text:style-name="T7">: </text:span><text:span text:style-name="T10">9</text:span><text:span text:style-name="T7">, </text:span><text:span text:style-name="T4">'Argent'</text:span><text:span text:style-name="T7">: </text:span><text:span text:style-name="T10">6</text:span><text:span text:style-name="T7">, </text:span><text:span text:style-name="T4">'Bronze'</text:span><text:span text:style-name="T7">: </text:span><text:span text:style-name="T10">6</text:span><text:span text:style-name="T7">}, </text:span></text:p>
      <text:p text:style-name="P9"><text:span text:style-name="T4">'Ski'</text:span><text:span text:style-name="T7">: {</text:span><text:span text:style-name="T4">'Or'</text:span><text:span text:style-name="T7">: </text:span><text:span text:style-name="T10">4</text:span><text:span text:style-name="T7">, </text:span><text:span text:style-name="T4">'Argent'</text:span><text:span text:style-name="T7">: </text:span><text:span text:style-name="T10">4</text:span><text:span text:style-name="T7">, </text:span><text:span text:style-name="T4">'Bronze'</text:span><text:span text:style-name="T7">: </text:span><text:span text:style-name="T10">4</text:span><text:span text:style-name="T7">}, </text:span></text:p>
      <text:p text:style-name="P9"><text:span text:style-name="T4">'Ski '</text:span><text:span text:style-name="T7">: {</text:span><text:span text:style-name="T4">'Or'</text:span><text:span text:style-name="T7">: </text:span><text:span text:style-name="T10">0</text:span><text:span text:style-name="T7">, </text:span><text:span text:style-name="T4">'Argent'</text:span><text:span text:style-name="T7">: </text:span><text:span text:style-name="T10">1</text:span><text:span text:style-name="T7">, </text:span><text:span text:style-name="T4">'Bronze'</text:span><text:span text:style-name="T7">: </text:span><text:span text:style-name="T10">6</text:span><text:span text:style-name="T7">}, </text:span></text:p>
      <text:p text:style-name="P9"><text:span text:style-name="T4">"Sociétés d'Aviron"</text:span><text:span text:style-name="T7">: {</text:span><text:span text:style-name="T4">'Or'</text:span><text:span text:style-name="T7">: </text:span><text:span text:style-name="T10">0</text:span><text:span text:style-name="T7">, </text:span><text:span text:style-name="T4">'Argent'</text:span><text:span text:style-name="T7">: </text:span><text:span text:style-name="T10">2</text:span><text:span text:style-name="T7">, </text:span><text:span text:style-name="T4">'Bronze'</text:span><text:span text:style-name="T7">: </text:span><text:span text:style-name="T10">0</text:span><text:span text:style-name="T7">}, </text:span></text:p>
      <text:p text:style-name="P9"><text:span text:style-name="T4">'Taekwondo et disciplines associées'</text:span><text:span text:style-name="T7">: {</text:span><text:span text:style-name="T4">'Or'</text:span><text:span text:style-name="T7">:</text:span><text:span text:style-name="T10">0</text:span><text:span text:style-name="T7">, </text:span><text:span text:style-name="T4">'Argent'</text:span><text:span text:style-name="T7">: </text:span><text:span text:style-name="T10">1</text:span><text:span text:style-name="T7">, </text:span><text:span text:style-name="T4">'Bronze'</text:span><text:span text:style-name="T7">: </text:span><text:span text:style-name="T10">0</text:span><text:span text:style-name="T7">}, </text:span></text:p>
      <text:p text:style-name="P9"><text:span text:style-name="T4">'Taekwondo'</text:span><text:span text:style-name="T7">: {</text:span><text:span text:style-name="T4">'Or'</text:span><text:span text:style-name="T7">: </text:span><text:span text:style-name="T10">0</text:span><text:span text:style-name="T7">, </text:span><text:span text:style-name="T4">'Argent'</text:span><text:span text:style-name="T7">: </text:span><text:span text:style-name="T10">0</text:span><text:span text:style-name="T7">, </text:span><text:span text:style-name="T4">'Bronze'</text:span><text:span text:style-name="T7">: </text:span><text:span text:style-name="T10">1</text:span><text:span text:style-name="T7">}, </text:span></text:p>
      <text:p text:style-name="P9"><text:span text:style-name="T4">'Tennis'</text:span><text:span text:style-name="T7">: {</text:span><text:span text:style-name="T4">'Or'</text:span><text:span text:style-name="T7">: </text:span><text:span text:style-name="T10">0</text:span><text:span text:style-name="T7">, </text:span><text:span text:style-name="T4">'Argent'</text:span><text:span text:style-name="T7">: </text:span><text:span text:style-name="T10">2</text:span><text:span text:style-name="T7">, </text:span><text:span text:style-name="T4">'Bronze'</text:span><text:span text:style-name="T7">: </text:span><text:span text:style-name="T10">2</text:span><text:span text:style-name="T7">}, </text:span></text:p>
      <text:p text:style-name="P9"><text:span text:style-name="T4">'Tir'</text:span><text:span text:style-name="T7">: {</text:span><text:span text:style-name="T4">'Or'</text:span><text:span text:style-name="T7">: </text:span><text:span text:style-name="T10">0</text:span><text:span text:style-name="T7">, </text:span><text:span text:style-name="T4">'Argent'</text:span><text:span text:style-name="T7">: </text:span><text:span text:style-name="T10">1</text:span><text:span text:style-name="T7">, </text:span><text:span text:style-name="T4">'Bronze'</text:span><text:span text:style-name="T7">: </text:span><text:span text:style-name="T10">1</text:span><text:span text:style-name="T7">}, </text:span></text:p>
      <text:p text:style-name="P9"><text:span text:style-name="T4">'Voile'</text:span><text:span text:style-name="T7">: {</text:span><text:span text:style-name="T4">'Or'</text:span><text:span text:style-name="T7">: </text:span><text:span text:style-name="T10">0</text:span><text:span text:style-name="T7">, </text:span><text:span text:style-name="T4">'Argent'</text:span><text:span text:style-name="T7">: </text:span><text:span text:style-name="T10">0</text:span><text:span text:style-name="T7">,</text:span><text:span text:style-name="T4">'Bronze'</text:span><text:span text:style-name="T7">: </text:span><text:span text:style-name="T10">1</text:span><text:span text:style-name="T7">}</text:span></text:p>
      <text:p text:style-name="P9"><text:span text:style-name="T7"/></text:p>
      <text:p text:style-name="P11"><text:span text:style-name="T7">medail de handisport </text:span></text:p>
      <text:p text:style-name="P11"><text:span text:style-name="T7">{</text:span><text:span text:style-name="T4">'Or'</text:span><text:span text:style-name="T7">: </text:span><text:span text:style-name="T10">14</text:span><text:span text:style-name="T7">, </text:span><text:span text:style-name="T4">'Argent'</text:span><text:span text:style-name="T7">: </text:span><text:span text:style-name="T10">37</text:span><text:span text:style-name="T7">, </text:span><text:span text:style-name="T4">'Bronze'</text:span><text:span text:style-name="T7">: </text:span><text:span text:style-name="T10">32</text:span><text:span text:style-name="T7">}</text:span></text:p>
      <text:p text:style-name="P11"><text:span text:style-name="T7"/></text:p>
      <text:p text:style-name="P11"><text:span text:style-name="T7"/></text:p>
      <text:p text:style-name="P11"><text:span text:style-name="T7">{</text:span><text:span text:style-name="T4">'Fédération'</text:span><text:span text:style-name="T7">: </text:span><text:span text:style-name="T4">'Ski'</text:span><text:span text:style-name="T7">, </text:span><text:span text:style-name="T4">'Discipline'</text:span><text:span text:style-name="T7">: </text:span><text:span text:style-name="T4">'Biathlon'</text:span><text:span text:style-name="T7">, </text:span><text:span text:style-name="T4">'Epreuve'</text:span><text:span text:style-name="T7">: </text:span><text:span text:style-name="T4">'Poursuite homme'</text:span><text:span text:style-name="T7">, </text:span><text:span text:style-name="T4">'NOM'</text:span><text:span text:style-name="T7">: </text:span><text:span text:style-name="T4">'FOURCADE'</text:span><text:span text:style-name="T7">, </text:span><text:span text:style-name="T4">'Prénom'</text:span><text:span text:style-name="T7">: </text:span><text:span text:style-name="T4">'Martin'</text:span><text:span text:style-name="T7">, </text:span><text:span text:style-name="T4">'Sexe'</text:span><text:span text:style-name="T7">: </text:span><text:span text:style-name="T4">'M'</text:span><text:span text:style-name="T7">, </text:span><text:span text:style-name="T4">'MEDAILLE(S)'</text:span><text:span text:style-name="T7">: </text:span><text:span text:style-name="T4">'Or'</text:span><text:span text:style-name="T7">, </text:span><text:span text:style-name="T4">'Année'</text:span><text:span text:style-name="T7">: </text:span><text:span text:style-name="T4">'2014'</text:span><text:span text:style-name="T7">, </text:span><text:span text:style-name="T4">'Olympique/paralympique'</text:span><text:span text:style-name="T7">: </text:span><text:span text:style-name="T4">'Olympique'</text:span><text:span text:style-name="T7">}, </text:span></text:p>
      <text:p text:style-name="P13"><text:span text:style-name="T7">    </text:span><text:span text:style-name="T8">{</text:span><text:span text:style-name="T5">'Fédération'</text:span><text:span text:style-name="T8">: </text:span><text:span text:style-name="T5">'Ski'</text:span><text:span text:style-name="T8">, </text:span><text:span text:style-name="T5">'Discipline'</text:span><text:span text:style-name="T8">: </text:span><text:span text:style-name="T5">'Biathlon'</text:span><text:span text:style-name="T8">, </text:span><text:span text:style-name="T5">'Epreuve'</text:span><text:span text:style-name="T8">: </text:span><text:span text:style-name="T5">'Individuel homme'</text:span><text:span text:style-name="T8">, </text:span><text:span text:style-name="T5">'NOM'</text:span><text:span text:style-name="T8">: </text:span><text:span text:style-name="T5">'FOURCADE'</text:span><text:span text:style-name="T8">, </text:span><text:span text:style-name="T5">'Prénom'</text:span><text:span text:style-name="T8">: </text:span><text:span text:style-name="T5">'Martin'</text:span><text:span text:style-name="T8">, </text:span><text:span text:style-name="T5">'Sexe'</text:span><text:span text:style-name="T8">: </text:span><text:span text:style-name="T5">'M'</text:span><text:span text:style-name="T8">, </text:span><text:span text:style-name="T5">'MEDAILLE(S)'</text:span><text:span text:style-name="T8">: </text:span><text:span text:style-name="T5">'Or'</text:span><text:span text:style-name="T8">, </text:span><text:span text:style-name="T5">'Année'</text:span><text:span text:style-name="T8">: </text:span><text:span text:style-name="T5">'2014'</text:span><text:span text:style-name="T8">, </text:span><text:span text:style-name="T5">'Olympique/paralympique'</text:span><text:span text:style-name="T8">: </text:span><text:span text:style-name="T5">'Olympique'</text:span><text:span text:style-name="T8">}, </text:span></text:p>
      <text:p text:style-name="P13"><text:span text:style-name="T7">    </text:span><text:span text:style-name="T8">{</text:span><text:span text:style-name="T5">'Fédération'</text:span><text:span text:style-name="T8">: </text:span><text:span text:style-name="T5">'Ski'</text:span><text:span text:style-name="T8">, </text:span><text:span text:style-name="T5">'Discipline'</text:span><text:span text:style-name="T8">: </text:span><text:span text:style-name="T5">'Biathlon'</text:span><text:span text:style-name="T8">, </text:span><text:span text:style-name="T5">'Epreuve'</text:span><text:span text:style-name="T8">: </text:span><text:span text:style-name="T5">'Départ en ligne homme'</text:span><text:span text:style-name="T8">, </text:span><text:span text:style-name="T5">'NOM'</text:span><text:span text:style-name="T8">: </text:span><text:span text:style-name="T5">'FOURCADE'</text:span><text:span text:style-name="T8">, </text:span><text:span text:style-name="T5">'Prénom'</text:span><text:span text:style-name="T8">: </text:span><text:span text:style-name="T5">'Martin'</text:span><text:span text:style-name="T8">, </text:span><text:span text:style-name="T5">'Sexe'</text:span><text:span text:style-name="T8">: </text:span><text:span text:style-name="T5">'M'</text:span><text:span text:style-name="T8">, </text:span><text:span text:style-name="T5">'MEDAILLE(S)'</text:span><text:span text:style-name="T8">: </text:span><text:span text:style-name="T5">'Argent'</text:span><text:span text:style-name="T8">, </text:span><text:span text:style-name="T5">'Année'</text:span><text:span text:style-name="T8">: </text:span><text:span text:style-name="T5">'2014'</text:span><text:span text:style-name="T8">, </text:span><text:span text:style-name="T5">'Olympique/paralympique'</text:span><text:span text:style-name="T8">: </text:span><text:span text:style-name="T5">'Olympique'</text:span><text:span text:style-name="T8">}</text:span></text:p>
      <text:p text:style-name="P11"><text:span text:style-name="T7"/></text:p>
      <text:p text:style-name="P12"><text:span text:style-name="T7">oui 3 medail pour </text:span><text:span text:style-name="T6">'FOURCADE'</text:span><text:span text:style-name="T9">, </text:span><text:span text:style-name="T6">'Prénom'</text:span><text:span text:style-name="T9">: </text:span><text:span text:style-name="T6">'Martin'</text:span></text:p>
      <text:p text:style-name="P12"><text:span text:style-name="T6"/></text:p>
      <text:p text:style-name="P12"><text:span text:style-name="T6">l</text:span><text:span text:style-name="T4">a france a obtenu 48 medail d’or</text:span></text:p>
      <text:p text:style-name="P8"/>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onsolas" svg:font-family="Consolas, 'Courier New', monospace"/>
    <style:font-face style:name="Mangal1" svg:font-family="Mangal"/>
    <style:font-face style:name="Marianne" svg:font-family="Marianne,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2-02T08:32:49.192000000</meta:creation-date>
    <dc:date>2021-12-02T09:55:07.402000000</dc:date>
    <meta:editing-duration>PT1H22M14S</meta:editing-duration>
    <meta:editing-cycles>14</meta:editing-cycles>
    <meta:generator>LibreOffice/7.1.5.2$Windows_X86_64 LibreOffice_project/85f04e9f809797b8199d13c421bd8a2b025d52b5</meta:generator>
    <meta:document-statistic meta:table-count="0" meta:image-count="0" meta:object-count="0" meta:page-count="2" meta:paragraph-count="48" meta:word-count="402" meta:character-count="3176" meta:non-whitespace-character-count="2793"/>
  </office:meta>
</office:document-meta>
</file>